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0daa5f" officeooo:paragraph-rsid="001396b7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ru" fo:country="RU" style:text-underline-style="solid" style:text-underline-width="auto" style:text-underline-color="font-color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uk" fo:country="UA" style:text-underline-style="solid" style:text-underline-width="auto" style:text-underline-color="font-color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4pt" officeooo:rsid="000daa5f" officeooo:paragraph-rsid="001396b7" style:font-size-asian="12.25pt" style:font-size-complex="14pt"/>
    </style:style>
    <style:style style:name="P7" style:family="paragraph" style:parent-style-name="Standard">
      <style:text-properties fo:font-size="18pt" fo:font-weight="bold" officeooo:rsid="000daa5f" officeooo:paragraph-rsid="001396b7" style:font-size-asian="15.75pt" style:font-weight-asian="bold" style:font-size-complex="18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11a98" officeooo:paragraph-rsid="001396b7" style:font-weight-asian="bold" style:font-weight-complex="bold"/>
    </style:style>
    <style:style style:name="P9" style:family="paragraph" style:parent-style-name="Text_20_body">
      <style:paragraph-properties fo:margin-left="0.254cm" fo:margin-right="0cm" fo:margin-top="0.021cm" fo:margin-bottom="0cm" loext:contextual-spacing="false" style:line-height-at-least="0.381cm" fo:text-align="justify" style:justify-single-word="false" fo:orphans="2" fo:widows="2" fo:text-indent="-0.508cm" style:auto-text-indent="false" fo:padding="0cm" fo:border="none"/>
      <style:text-properties fo:font-size="15pt" fo:language="ru" fo:country="RU" style:text-underline-style="solid" style:text-underline-width="auto" style:text-underline-color="font-color" fo:font-weight="normal" officeooo:rsid="00160964" officeooo:paragraph-rsid="00160964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.254cm" fo:margin-right="0cm" fo:margin-top="0cm" fo:margin-bottom="0cm" loext:contextual-spacing="false" style:line-height-at-least="0.381cm" fo:text-align="justify" style:justify-single-word="false" fo:orphans="2" fo:widows="2" fo:text-indent="-0.508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60964" style:font-size-asian="14pt" style:font-size-complex="14pt"/>
    </style:style>
    <style:style style:name="P11" style:family="paragraph" style:parent-style-name="Text_20_body">
      <style:paragraph-properties fo:margin-left="0.254cm" fo:margin-right="0cm" fo:margin-top="0cm" fo:margin-bottom="0cm" loext:contextual-spacing="false" style:line-height-at-least="0.381cm" fo:text-align="justify" style:justify-single-word="false" fo:orphans="2" fo:widows="2" fo:text-indent="-0.508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2ff7e3" officeooo:paragraph-rsid="00160964" style:font-size-asian="14pt" style:font-size-complex="14pt"/>
    </style:style>
    <style:style style:name="P12" style:family="paragraph" style:parent-style-name="Standard">
      <style:text-properties fo:font-size="15pt" fo:language="uk" fo:country="UA" style:text-underline-style="none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language="uk" fo:country="UA" style:text-underline-style="none" fo:font-weight="normal" officeooo:rsid="002658b8" officeooo:paragraph-rsid="00177ff1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language="uk" fo:country="UA" style:text-underline-style="solid" style:text-underline-width="auto" style:text-underline-color="font-color" fo:font-weight="normal" officeooo:rsid="00160964" officeooo:paragraph-rsid="00160964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language="ru" fo:country="RU" style:text-underline-style="none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fo:language="ru" fo:country="RU" style:text-underline-style="solid" style:text-underline-width="auto" style:text-underline-color="font-color" fo:font-weight="normal" officeooo:rsid="001396b7" officeooo:paragraph-rsid="001396b7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fo:language="ru" fo:country="RU" style:text-underline-style="solid" style:text-underline-width="auto" style:text-underline-color="font-color" fo:font-weight="normal" officeooo:rsid="00160964" officeooo:paragraph-rsid="00160964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variant="normal" fo:text-transform="none" fo:color="#252525" style:font-name="sans-serif" fo:font-size="15pt" fo:letter-spacing="normal" fo:language="en" fo:country="US" fo:font-style="normal" style:text-underline-style="none" fo:font-weight="normal" officeooo:rsid="00115ba6" officeooo:paragraph-rsid="001396b7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396b7" officeooo:paragraph-rsid="001396b7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60964" officeooo:paragraph-rsid="00160964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2658b8" officeooo:paragraph-rsid="00177ff1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daa5f" officeooo:paragraph-rsid="00160964" style:font-weight-asian="bold" style:font-weight-complex="bold"/>
    </style:style>
    <style:style style:name="P23" style:family="paragraph" style:parent-style-name="Standard">
      <style:text-properties fo:font-weight="bold" officeooo:paragraph-rsid="00160964"/>
    </style:style>
    <style:style style:name="P24" style:family="paragraph" style:parent-style-name="Standard">
      <style:text-properties officeooo:rsid="002658b8" officeooo:paragraph-rsid="00177ff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3" style:family="text">
      <style:text-properties fo:font-size="15pt" style:font-size-asian="13.1000003814697pt" style:font-size-complex="15pt"/>
    </style:style>
    <style:style style:name="T4" style:family="text">
      <style:text-properties fo:font-size="15pt" fo:language="uk" fo:country="UA" style:font-size-asian="15pt" style:font-size-complex="15pt"/>
    </style:style>
    <style:style style:name="T5" style:family="text">
      <style:text-properties fo:font-size="15pt" fo:language="uk" fo:country="UA" style:text-underline-style="none" fo:font-weight="normal" style:font-size-asian="15pt" style:font-weight-asian="normal" style:font-size-complex="15pt" style:font-weight-complex="normal"/>
    </style:style>
    <style:style style:name="T6" style:family="text">
      <style:text-properties fo:font-size="15pt" fo:language="uk" fo:country="UA" style:text-underline-style="none" fo:font-weight="normal" officeooo:rsid="00115ba6" style:font-size-asian="15pt" style:font-weight-asian="normal" style:font-size-complex="15pt" style:font-weight-complex="normal"/>
    </style:style>
    <style:style style:name="T7" style:family="text">
      <style:text-properties fo:font-size="15pt" fo:language="uk" fo:country="UA" style:text-underline-style="none" fo:font-weight="normal" officeooo:rsid="00160964" style:font-size-asian="15pt" style:font-weight-asian="normal" style:font-size-complex="15pt" style:font-weight-complex="normal"/>
    </style:style>
    <style:style style:name="T8" style:family="text">
      <style:text-properties fo:font-size="15pt" fo:language="uk" fo:country="UA" style:text-underline-style="none" fo:font-weight="normal" officeooo:rsid="0014995c" style:font-size-asian="15pt" style:font-weight-asian="normal" style:font-size-complex="15pt" style:font-weight-complex="normal"/>
    </style:style>
    <style:style style:name="T9" style:family="text">
      <style:text-properties fo:font-size="15pt" fo:language="en" fo:country="US" style:text-underline-style="none" fo:font-weight="normal" officeooo:rsid="00115ba6" style:font-size-asian="15pt" style:font-weight-asian="normal" style:font-size-complex="15pt" style:font-weight-complex="normal"/>
    </style:style>
    <style:style style:name="T10" style:family="text">
      <style:text-properties fo:font-size="15pt" fo:language="en" fo:country="US" style:text-underline-style="none" fo:font-weight="normal" officeooo:rsid="002243eb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1337e2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officeooo:rsid="002ff7e3" style:font-size-asian="15pt" style:font-weight-asian="normal" style:font-size-complex="15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language="en" fo:country="US" style:text-underline-style="none" officeooo:rsid="00160964"/>
    </style:style>
    <style:style style:name="T18" style:family="text">
      <style:text-properties fo:language="en" fo:country="US" officeooo:rsid="00160964"/>
    </style:style>
    <style:style style:name="T19" style:family="text">
      <style:text-properties fo:language="en" fo:country="US" fo:font-style="italic"/>
    </style:style>
    <style:style style:name="T20" style:family="text">
      <style:text-properties fo:language="en" fo:country="US" fo:font-style="italic" officeooo:rsid="002ff7e3"/>
    </style:style>
    <style:style style:name="T21" style:family="text">
      <style:text-properties fo:language="uk" fo:country="UA" style:text-underline-style="none"/>
    </style:style>
    <style:style style:name="T22" style:family="text">
      <style:text-properties fo:language="uk" fo:country="UA" style:text-underline-style="none" officeooo:rsid="00160964"/>
    </style:style>
    <style:style style:name="T23" style:family="text">
      <style:text-properties fo:language="uk" fo:country="UA" style:text-underline-style="none" officeooo:rsid="001396b7"/>
    </style:style>
    <style:style style:name="T24" style:family="text">
      <style:text-properties fo:language="uk" fo:country="UA" fo:font-style="italic"/>
    </style:style>
    <style:style style:name="T25" style:family="text">
      <style:text-properties fo:language="uk" fo:country="UA" fo:font-style="italic" officeooo:rsid="002ff7e3"/>
    </style:style>
    <style:style style:name="T26" style:family="text">
      <style:text-properties fo:language="ru" fo:country="RU" style:text-underline-style="none"/>
    </style:style>
    <style:style style:name="T27" style:family="text">
      <style:text-properties fo:language="ru" fo:country="RU" fo:font-style="italic"/>
    </style:style>
    <style:style style:name="T28" style:family="text">
      <style:text-properties fo:language="ru" fo:country="RU" fo:font-style="italic" officeooo:rsid="002ff7e3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style:font-size-asian="14pt" style:font-size-complex="14pt"/>
    </style:style>
    <style:style style:name="T31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officeooo:rsid="002ff7e3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officeooo:rsid="002ff7e3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language="en" fo:country="US" fo:font-style="italic" style:text-underline-style="none" style:font-size-asian="14pt" style:font-size-complex="14pt"/>
    </style:style>
    <style:style style:name="T36" style:family="text">
      <style:text-properties fo:font-variant="normal" fo:text-transform="none" fo:color="#000000" style:font-name="Times New Roman" fo:font-size="14pt" fo:letter-spacing="normal" fo:language="en" fo:country="US" fo:font-style="italic" style:text-underline-style="none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normal" fo:font-style="italic" style:text-underline-style="none" fo:font-weight="normal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style:font-size-asian="14pt" style:font-size-complex="14pt"/>
    </style:style>
    <style:style style:name="T39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officeooo:rsid="002ff7e3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officeooo:rsid="0030177e" style:font-size-asian="14pt" style:font-size-complex="14pt"/>
    </style:style>
    <style:style style:name="T41" style:family="text">
      <style:text-properties fo:font-variant="normal" fo:text-transform="none" fo:color="#000000" style:font-name="Courier New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Київський національний <text:s/>університет імені Тараса Шевченка</text:p>
      <text:p text:style-name="P6"><text:s text:c="14"/>Факультет комп'ютерних наук та кібернетики</text:p>
      <text:p text:style-name="P6"><text:s text:c="22"/>Кафедра інформаційних систем</text:p>
      <text:p text:style-name="P6"/>
      <text:p text:style-name="P6"/>
      <text:p text:style-name="P6"><text:s text:c="21"/></text:p>
      <text:p text:style-name="P6"/>
      <text:p text:style-name="P6"/>
      <text:p text:style-name="P6"/>
      <text:p text:style-name="P6"/>
      <text:p text:style-name="P6"/>
      <text:p text:style-name="P6"/>
      <text:p text:style-name="P7"><text:s text:c="23"/>Алгоритми та складність</text:p>
      <text:p text:style-name="P7"><text:s text:c="29"/>Завдання №<text:span text:style-name="T18">3</text:span></text:p>
      <text:p text:style-name="P7"><text:s text:c="32"/>Зві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88"/><text:span text:style-name="T1">Виконала:</text:span></text:p>
      <text:p text:style-name="P7"><text:s text:c="75"/><text:span text:style-name="T2">студентка групи К-27</text:span></text:p>
      <text:p text:style-name="P7"><text:s text:c="10"/><text:span text:style-name="T3"><text:s text:c="67"/></text:span><text:span text:style-name="T2">Уложенко Марина Андріївн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0"/>Київ-2016 </text:p>
      <text:p text:style-name="P1"/>
      <text:p text:style-name="P2"/>
      <text:p text:style-name="P3"><text:soft-page-break/>Умова завдання<text:span text:style-name="T14">:</text:span></text:p>
      <text:p text:style-name="P3"><text:span text:style-name="T26">а.</text:span><text:span text:style-name="T14">Нехай є </text:span><text:span text:style-name="T16">n </text:span><text:span text:style-name="T21">болтів різного розміру <text:s/>та <text:s/></text:span><text:span text:style-name="T16">n </text:span><text:span text:style-name="T21">відповідних гайок .Припустимо можна порівнювати,чи підходить гайка і болт одне до одного,або гайка більша(чи менша).Порівняти між собою дві гайки чи два болта не можливо.Розробіть і реалізуйте алгоритм розбивки всіх гайок і болтів на відповідні пари <text:s/>за час <text:s/></text:span><text:span text:style-name="T16">Q</text:span><text:span text:style-name="T21">(</text:span><text:span text:style-name="T16">n*log(n)</text:span><text:span text:style-name="T21">).</text:span></text:p>
      <text:p text:style-name="P12">Опис алгоритму :</text:p>
      <text:p text:style-name="P12"/>
      <text:p text:style-name="P15">в. Масиви ,вектори та списки</text:p>
      <text:p text:style-name="P4"><text:span text:style-name="T14">с .Доведення коректност</text:span><text:span text:style-name="T21">і</text:span><text:span text:style-name="T14"> </text:span><text:span text:style-name="T21">аналогічне</text:span><text:span text:style-name="T14"> <text:s/></text:span><text:span text:style-name="T21">доведенню коректності швидкого сортування <text:s/>,</text:span><text:span text:style-name="T22">без рекурсії .Складність </text:span><text:span text:style-name="T17">Q(log(n))</text:span><text:span text:style-name="T22"> <text:s/></text:span><text:span text:style-name="T21">.</text:span><text:span text:style-name="T17">C</text:span><text:span text:style-name="T22">кадність </text:span><text:span text:style-name="T17">Q(n) </text:span><text:span text:style-name="T22">має </text:span></text:p>
      <text:p text:style-name="P17"><text:span text:style-name="T21">зовнішній цикл.Загальна с</text:span><text:span text:style-name="T23">кладність </text:span><text:span text:style-name="T21">алгоритму </text:span><text:span text:style-name="T16">O(n*log(n)).</text:span></text:p>
      <text:p text:style-name="P22"><text:span text:style-name="T11">.</text:span><text:span text:style-name="T12">Інваріант : </text:span></text:p>
      <text:p text:style-name="P23"><text:span text:style-name="T13">На початку кожної ітерації циклу для будь-якого індексу k массиву справедливо наступне: <text:line-break/>1. якщо p ≤ k ≤ i, A[k] ≤ x;<text:line-break/>2. якщо i + 1 ≤ k ≤ j − 1, то A[k] &gt; x;<text:line-break/>3. якщо k = r, то A[k] = x. <text:line-break/></text:span><text:span text:style-name="T29">.</text:span><text:span text:style-name="T37">Ініціалізація</text:span><text:span text:style-name="T29">. Перед першою ітерацією </text:span><text:span text:style-name="T34">циклу</text:span><text:span text:style-name="T32">fo</text:span><text:span text:style-name="T33">r </text:span><text:span text:style-name="T36">i</text:span><text:span text:style-name="T29">=</text:span><text:span text:style-name="T37">p</text:span><text:span text:style-name="T29">– 1 та</text:span><text:span text:style-name="T37">j</text:span><text:span text:style-name="T29">=</text:span><text:span text:style-name="T37">p</text:span><text:span text:style-name="T29">. Між елементами з індексами </text:span><text:span text:style-name="T37">p </text:span><text:span text:style-name="T29">та </text:span><text:span text:style-name="T37">i </text:span><text:span text:style-name="T29">немає жодних елементів, як їх немає між елементами з індексами </text:span><text:span text:style-name="T37">i</text:span><text:span text:style-name="T29">+ 1 та </text:span><text:span text:style-name="T37">j</text:span><text:span text:style-name="T29">– 1, тому перші дві умови інваріанту виконуються. Рядок 1 процедури </text:span><text:span text:style-name="T41">Partition </text:span><text:span text:style-name="T29">призводить до виконання і третьої умови (четверта умова виконується за визначенням).</text:span></text:p>
      <text:p text:style-name="P10">2.<text:span text:style-name="T42">Збереження</text:span>. <text:span text:style-name="T28">Нехай А</text:span><text:span text:style-name="T20">[j]&gt;x.</text:span><text:span text:style-name="T25">Тоді значення <text:s/></text:span><text:span text:style-name="T20">j </text:span><text:span text:style-name="T25">збільшується на 1.</text:span></text:p>
      <text:p text:style-name="P11"><text:span text:style-name="T24">При цьому для елемента <text:s/></text:span><text:span text:style-name="T27">А</text:span><text:span text:style-name="T19">[j-</text:span><text:span text:style-name="T24">1</text:span><text:span text:style-name="T19">] </text:span><text:span text:style-name="T24">виконується умова 2, а інші елементи залишаються без змін.</text:span></text:p>
      <text:p text:style-name="P9"><text:span text:style-name="T30">3.</text:span><text:span text:style-name="T35">Завершення</text:span><text:span text:style-name="T30">. </text:span><text:span text:style-name="T31">По завершенню роботи алгоритму j=r.</text:span><text:span text:style-name="T39">Кожен елемент масиву належить до однієї з трьох множин , описаних в інваріанті :ті,що не перевищують х ; ті ,що </text:span><text:span text:style-name="T40">пер</text:span><text:span text:style-name="T38">евищують х і одноелементну множину з елемента рівного х.</text:span></text:p>
      <text:p text:style-name="P14"><text:span text:style-name="T14">Складність:</text:span></text:p>
      <text:p text:style-name="P12">Оскільки ми двічі ви користовуємо швидке сортування </text:p>
      <text:p text:style-name="P4"><text:span text:style-name="T21">Найкраща/</text:span><text:span text:style-name="T16">C</text:span><text:span text:style-name="T21">ередня : О(</text:span><text:span text:style-name="T16">2*n*log(n))=O(n*log(n))</text:span></text:p>
      <text:p text:style-name="P5"><text:span text:style-name="T14">Найгірша :</text:span><text:span text:style-name="T16">O(2*n^2)=O(n^2)</text:span></text:p>
      <text:p text:style-name="P8"><text:span text:style-name="T4">в.</text:span><text:span text:style-name="T5">Залежність між </text:span><text:span text:style-name="T6">часом роботи та обсягом вхідних данних:</text:span><text:span text:style-name="T7">О(</text:span><text:span text:style-name="T9">n</text:span><text:span text:style-name="T10">^2</text:span><text:span text:style-name="T7">)</text:span></text:p>
      <text:p text:style-name="P8"><text:span text:style-name="T6">с.Залежність між об'ємом пам'яті та обсягом вхідних данних:</text:span><text:span text:style-name="T7">О(</text:span><text:span text:style-name="T9">n+1</text:span><text:span text:style-name="T7">)</text:span></text:p>
      <text:p text:style-name="P18">d:Залежність між часом роботи та пам'яттю :не залежить</text:p>
      <text:p text:style-name="P19">Тотожність складності алгоритму та реалізації :</text:p>
      <text:p text:style-name="P20">Висновок: Розглянули <text:s/>приклад використовання сортування для задач іншого <text:s/>характеру (пошук однакових елементів в декількох масивах).Середня складність даного алгоритму відповідає умові задачі,але в найгіршому випадку ми отримаємо складність О(<text:span text:style-name="T15">n^2)</text:span>(за </text:p>
      <text:p text:style-name="P20"><text:soft-page-break/>рахунок найгіршої складності алгоритму швидкого сортування).</text:p>
      <text:p text:style-name="P24"><text:span text:style-name="T8">Д</text:span><text:span text:style-name="T5">жерела :Кормен “Алгоритми побудова та аналіз “</text:span></text:p>
      <text:p text:style-name="P13">Кормен “Вступ в алгоритми “</text:p>
      <text:p text:style-name="P21">Вікіпеді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1:19:32.841000000</meta:creation-date>
    <dc:date>2016-12-21T09:30:16.418000000</dc:date>
    <meta:editing-duration>PT11M1S</meta:editing-duration>
    <meta:editing-cycles>2</meta:editing-cycles>
    <meta:generator>LibreOffice/5.0.1.2$Windows_x86 LibreOffice_project/81898c9f5c0d43f3473ba111d7b351050be20261</meta:generator>
    <meta:document-statistic meta:table-count="0" meta:image-count="0" meta:object-count="0" meta:page-count="3" meta:paragraph-count="35" meta:word-count="349" meta:character-count="2882" meta:non-whitespace-character-count="2116"/>
  </office:meta>
</office:document-meta>
</file>